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1" style:writing-mode="lr-tb"/>
      <style:text-properties officeooo:paragraph-rsid="000318b6"/>
    </style:style>
    <style:style style:name="P2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318b6"/>
    </style:style>
    <style:style style:name="P3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39919"/>
    </style:style>
    <style:style style:name="P4" style:family="paragraph" style:parent-style-name="Preformatted_20_Text">
      <style:paragraph-properties fo:orphans="1" style:writing-mode="lr-tb"/>
      <style:text-properties officeooo:paragraph-rsid="00039919"/>
    </style:style>
    <style:style style:name="P5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39919"/>
    </style:style>
    <style:style style:name="P6" style:family="paragraph" style:parent-style-name="Preformatted_20_Text">
      <style:paragraph-properties fo:margin-top="0in" fo:margin-bottom="0.1965in" style:contextual-spacing="false" fo:orphans="1"/>
      <style:text-properties officeooo:paragraph-rsid="00039919"/>
    </style:style>
    <style:style style:name="P7" style:family="paragraph" style:parent-style-name="Text_20_body">
      <style:paragraph-properties fo:orphans="1"/>
      <style:text-properties officeooo:paragraph-rsid="000318b6"/>
    </style:style>
    <style:style style:name="P8" style:family="paragraph" style:parent-style-name="Text_20_body">
      <style:paragraph-properties fo:orphans="1"/>
      <style:text-properties officeooo:paragraph-rsid="00039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# Computing Nonlinear Quantum Field Eigenstates with Entanglement Checks</text:span></text:p>
      <text:p text:style-name="P4"/>
      <text:p text:style-name="P4"><text:span text:style-name="Source_20_Text">def nonlinear_coupled_quantum_field_operator(prime_residues, lambda_coeff=0.1, interaction_strength=0.05, entanglement_factor=0.02):</text:span></text:p>
      <text:p text:style-name="P4"><text:span text:style-name="Source_20_Text"><text:s text:c="4"/>"""Constructs a nonlinear coupled quantum field operator for prime residues, including entanglement."""</text:span></text:p>
      <text:p text:style-name="P4"><text:span text:style-name="Source_20_Text"><text:s text:c="4"/>N = len(prime_residues)</text:span></text:p>
      <text:p text:style-name="P4"><text:span text:style-name="Source_20_Text"><text:s text:c="4"/>H = np.zeros((N, N))</text:span></text:p>
      <text:p text:style-name="P4"/>
      <text:p text:style-name="P4"><text:span text:style-name="Source_20_Text"><text:s text:c="4"/>for i in range(N):</text:span></text:p>
      <text:p text:style-name="P4"><text:span text:style-name="Source_20_Text"><text:s text:c="8"/>for j in range(N):</text:span></text:p>
      <text:p text:style-name="P4"><text:span text:style-name="Source_20_Text"><text:s text:c="12"/>distance = np.abs(i - j) / N</text:span></text:p>
      <text:p text:style-name="P4"><text:span text:style-name="Source_20_Text"><text:s text:c="12"/>H[i, j] = np.exp(-distance) * np.sin(np.pi * prime_residues[i] / 3) <text:s/># First-order interaction</text:span></text:p>
      <text:p text:style-name="P4"><text:span text:style-name="Source_20_Text"><text:s text:c="12"/>H[i, j] += (lambda_coeff / (1 + distance)) * np.abs(prime_residues[i] * prime_residues[j]) <text:s/># Nonlinear</text:span></text:p>
      <text:p text:style-name="P4"><text:span text:style-name="Source_20_Text"><text:s text:c="12"/>H[i, j] += interaction_strength * np.cos(2 * np.pi * prime_residues[i] * prime_residues[j] / 9) <text:s/># Higher-order</text:span></text:p>
      <text:p text:style-name="P4"><text:span text:style-name="Source_20_Text"><text:s text:c="12"/>if i != j:</text:span></text:p>
      <text:p text:style-name="P4"><text:span text:style-name="Source_20_Text"><text:s text:c="16"/>H[i, j] += entanglement_factor * np.exp(-distance) * np.sin(np.pi * (prime_residues[i] + prime_residues[j]) / 6) <text:s/># Simulating entanglement</text:span></text:p>
      <text:p text:style-name="P4"/>
      <text:p text:style-name="P4"><text:span text:style-name="Source_20_Text"><text:s text:c="4"/>return H</text:span></text:p>
      <text:p text:style-name="P4"/>
      <text:p text:style-name="P4"><text:span text:style-name="Source_20_Text"># Compute nonlinear coupled quantum field operator</text:span></text:p>
      <text:p text:style-name="P4"><text:span text:style-name="Source_20_Text">H_coupled = nonlinear_coupled_quantum_field_operator(mod_3_residues)</text:span></text:p>
      <text:p text:style-name="P4"/>
      <text:p text:style-name="P4"><text:span text:style-name="Source_20_Text"># Compute eigenvalues of the coupled quantum system</text:span></text:p>
      <text:p text:style-name="P4"><text:span text:style-name="Source_20_Text">eigenvalues_H_coupled, eigenvectors_H_coupled = eigsh(H_coupled, k=5, which='SM', maxiter=5000, tol=1e-6)</text:span></text:p>
      <text:p text:style-name="P4"/>
      <text:p text:style-name="P4"><text:span text:style-name="Source_20_Text"># Plot coupled quantum field eigenstates</text:span></text:p>
      <text:p text:style-name="P4"><text:span text:style-name="Source_20_Text">plt.figure(figsize=(8, 4))</text:span></text:p>
      <text:p text:style-name="P4"><text:span text:style-name="Source_20_Text">for i in range(5):</text:span></text:p>
      <text:p text:style-name="P4"><text:span text:style-name="Source_20_Text"><text:s text:c="4"/>plt.plot(np.abs(eigenvectors_H_coupled[:, i])**2, label=f"State {i+1}")</text:span></text:p>
      <text:p text:style-name="P4"/>
      <text:p text:style-name="P4"><text:span text:style-name="Source_20_Text">plt.title("Nonlinear Coupled Quantum Field States for Prime Residues")</text:span></text:p>
      <text:p text:style-name="P4"><text:span text:style-name="Source_20_Text">plt.xlabel("Position Index")</text:span></text:p>
      <text:p text:style-name="P4"><text:span text:style-name="Source_20_Text">plt.ylabel("Probability Density")</text:span></text:p>
      <text:p text:style-name="P4"><text:span text:style-name="Source_20_Text">plt.legend()</text:span></text:p>
      <text:p text:style-name="P4"><text:span text:style-name="Source_20_Text">plt.grid(True)</text:span></text:p>
      <text:p text:style-name="P4"><text:span text:style-name="Source_20_Text">plt.show()</text:span></text:p>
      <text:p text:style-name="P4"/>
      <text:p text:style-name="P4"><text:span text:style-name="Source_20_Text"># Compute mean energy of coupled quantum field prime residue states</text:span></text:p>
      <text:p text:style-name="P4"><text:span text:style-name="Source_20_Text">mean_coupled_energy = np.mean(eigenvalues_H_coupled)</text:span></text:p>
      <text:p text:style-name="P4"/>
      <text:p text:style-name="P4"><text:span text:style-name="Source_20_Text"># Implement Chaos-Modulated Fractal Cryptographic Encoding</text:span></text:p>
      <text:p text:style-name="P4"/>
      <text:p text:style-name="P4"><text:span text:style-name="Source_20_Text">def chaos_fractal_cryptographic_key(prime_residues, alpha=0.5, iterations=5):</text:span></text:p>
      <text:p text:style-name="P4"><text:span text:style-name="Source_20_Text"><text:s text:c="4"/>"""Generates a chaos-fractal hybrid key transformation."""</text:span></text:p>
      <text:p text:style-name="P4"><text:span text:style-name="Source_20_Text"><text:s text:c="4"/>K_n = np.array(prime_residues, dtype=np.float64)</text:span></text:p>
      <text:p text:style-name="P4"><text:span text:style-name="Source_20_Text"><text:s text:c="4"/>for _ in range(iterations):</text:span></text:p>
      <text:p text:style-name="P4"><text:span text:style-name="Source_20_Text"><text:s text:c="8"/>K_n = (K_n[:-1] + K_n[1:]) / 2 <text:s/># Iterative contraction</text:span></text:p>
      <text:p text:style-name="P4"><text:span text:style-name="Source_20_Text"><text:s text:c="8"/>K_n = np.abs(np.sin(K_n * np.pi / 3) + alpha * np.sin(np.pi * K_n / 3)) <text:s/># Nonlinear chaos injection</text:span></text:p>
      <text:p text:style-name="P4"><text:span text:style-name="Source_20_Text"><text:s text:c="4"/>return K_n</text:span></text:p>
      <text:p text:style-name="P4"/>
      <text:p text:style-name="P4"><text:span text:style-name="Source_20_Text"># Generate chaos-fractal cryptographic keys for mod 5 and mod 7</text:span></text:p>
      <text:p text:style-name="P4"><text:span text:style-name="Source_20_Text">chaos_key_mod_5 = chaos_fractal_cryptographic_key(mod_5_residues)</text:span></text:p>
      <text:p text:style-name="P4"><text:soft-page-break/><text:span text:style-name="Source_20_Text">chaos_key_mod_7 = chaos_fractal_cryptographic_key(mod_7_residues)</text:span></text:p>
      <text:p text:style-name="P4"/>
      <text:p text:style-name="P4"><text:span text:style-name="Source_20_Text"># Compute entropy of chaos-fractal cryptographic key distributions</text:span></text:p>
      <text:p text:style-name="P4"><text:span text:style-name="Source_20_Text">entropy_chaos_key_mod_5 = entropy(np.bincount(chaos_key_mod_5.astype(int), minlength=5) / len(chaos_key_mod_5), base=2)</text:span></text:p>
      <text:p text:style-name="P4"><text:span text:style-name="Source_20_Text">entropy_chaos_key_mod_7 = entropy(np.bincount(chaos_key_mod_7.astype(int), minlength=7) / len(chaos_key_mod_7), base=2)</text:span></text:p>
      <text:p text:style-name="P4"/>
      <text:p text:style-name="P4"><text:span text:style-name="Source_20_Text"># Return refined quantum field energy and entropy for chaos-based fractal cryptographic keys</text:span></text:p>
      <text:p text:style-name="P5"><text:span text:style-name="Source_20_Text">mean_coupled_energy, entropy_chaos_key_mod_5, entropy_chaos_key_mod_7</text:span></text:p>
      <text:p text:style-name="P8">Result</text:p>
      <text:p text:style-name="P6"><text:span text:style-name="Source_20_Text">(-0.00025046000347364654, 0.0, 0.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0:06:21.469497516</meta:creation-date>
    <dc:date>2025-02-09T00:20:53.360357548</dc:date>
    <meta:editing-duration>PT1M41S</meta:editing-duration>
    <meta:editing-cycles>1</meta:editing-cycles>
    <meta:document-statistic meta:table-count="0" meta:image-count="0" meta:object-count="0" meta:page-count="2" meta:paragraph-count="48" meta:word-count="299" meta:character-count="2866" meta:non-whitespace-character-count="2469"/>
    <meta:generator>LibreOffice/24.2.7.2$Linux_X86_64 LibreOffice_project/420$Build-2</meta:generator>
  </office:meta>
</office:document-meta>
</file>